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53ec" officeooo:paragraph-rsid="000853ec"/>
    </style:style>
    <style:style style:name="P2" style:family="paragraph" style:parent-style-name="Standard">
      <style:text-properties officeooo:rsid="000853ec" officeooo:paragraph-rsid="000853ec"/>
    </style:style>
    <style:style style:name="P3" style:family="paragraph" style:parent-style-name="Standard">
      <style:text-properties officeooo:rsid="000b6b86" officeooo:paragraph-rsid="000b6b86"/>
    </style:style>
    <style:style style:name="T1" style:family="text">
      <style:text-properties officeooo:rsid="000935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1: Restrictions lifted (to be ruled out on 15/7)</text:p>
      <text:p text:style-name="P1">31 <text:span text:style-name="T1">Jul</text:span>: leave London</text:p>
      <text:p text:style-name="P1">31 <text:span text:style-name="T1">Jul</text:span>: Train to Cardiff</text:p>
      <text:p text:style-name="P3">3 Aug: Train to Manchester/Liverpool</text:p>
      <text:p text:style-name="P3">7 Aug: Train to Edinburgh</text:p>
      <text:p text:style-name="P3">12 Aug: Train to London</text:p>
      <text:p text:style-name="P3">13 Aug: get tested</text:p>
      <text:p text:style-name="P3">15 Aug: Flight</text:p>
      <text:p text:style-name="P3"/>
      <text:p text:style-name="P3">Case 2: Restrictions not lifted; current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7-07T16:14:03.516102951</dc:date>
    <meta:editing-duration>PT30M30S</meta:editing-duration>
    <meta:editing-cycles>10</meta:editing-cycles>
    <meta:document-statistic meta:table-count="0" meta:image-count="0" meta:object-count="0" meta:page-count="1" meta:paragraph-count="9" meta:word-count="47" meta:character-count="254" meta:non-whitespace-character-count="215"/>
  </office:meta>
</office:document-meta>
</file>